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language="zxx" fo:country="none" officeooo:rsid="000a94ff" officeooo:paragraph-rsid="000a94ff" style:language-asian="zxx" style:country-asian="none" style:language-complex="zxx" style:country-complex="none"/>
    </style:style>
    <style:style style:name="P2" style:family="paragraph" style:parent-style-name="Standard" style:list-style-name="L1">
      <style:text-properties fo:language="zxx" fo:country="none" officeooo:rsid="000e16f0" officeooo:paragraph-rsid="000e16f0" style:language-asian="zxx" style:country-asian="none" style:language-complex="zxx" style:country-complex="none"/>
    </style:style>
    <style:style style:name="P3" style:family="paragraph" style:parent-style-name="Standard" style:list-style-name="L1">
      <style:text-properties fo:language="zxx" fo:country="none" officeooo:rsid="001e8dfc" officeooo:paragraph-rsid="003bfe37" style:language-asian="zxx" style:country-asian="none" style:language-complex="zxx" style:country-complex="none"/>
    </style:style>
    <style:style style:name="P4" style:family="paragraph" style:parent-style-name="Standard" style:list-style-name="L1">
      <style:text-properties fo:language="zxx" fo:country="none" officeooo:rsid="002b9b28" officeooo:paragraph-rsid="003bfe37" style:language-asian="zxx" style:country-asian="none" style:language-complex="zxx" style:country-complex="none"/>
    </style:style>
    <style:style style:name="P5" style:family="paragraph" style:parent-style-name="Standard" style:list-style-name="L1">
      <style:text-properties fo:language="zxx" fo:country="none" officeooo:rsid="003da1bd" officeooo:paragraph-rsid="003da1bd" style:language-asian="zxx" style:country-asian="none" style:language-complex="zxx" style:country-complex="none"/>
    </style:style>
    <style:style style:name="P6" style:family="paragraph" style:parent-style-name="Standard" style:list-style-name="L1">
      <style:text-properties fo:language="zxx" fo:country="none" fo:font-weight="normal" officeooo:rsid="003da1bd" officeooo:paragraph-rsid="003da1bd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officeooo:rsid="000ac0c7"/>
    </style:style>
    <style:style style:name="T2" style:family="text">
      <style:text-properties officeooo:rsid="00115f5f"/>
    </style:style>
    <style:style style:name="T3" style:family="text">
      <style:text-properties officeooo:rsid="0011ca7e"/>
    </style:style>
    <style:style style:name="T4" style:family="text">
      <style:text-properties officeooo:rsid="002d83d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2618a" style:font-weight-asian="bold" style:font-weight-complex="bold"/>
    </style:style>
    <style:style style:name="T7" style:family="text">
      <style:text-properties fo:font-weight="bold" officeooo:rsid="003508f0" style:font-weight-asian="bold" style:font-weight-complex="bold"/>
    </style:style>
    <style:style style:name="T8" style:family="text">
      <style:text-properties fo:font-weight="bold" officeooo:rsid="0039d43e" style:font-weight-asian="bold" style:font-weight-complex="bold"/>
    </style:style>
    <style:style style:name="T9" style:family="text">
      <style:text-properties fo:font-weight="bold" officeooo:rsid="003bfe37" style:font-weight-asian="bold" style:font-weight-complex="bold"/>
    </style:style>
    <style:style style:name="T10" style:family="text">
      <style:text-properties fo:font-weight="bold" officeooo:rsid="004cefdf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cefdf" style:font-weight-asian="normal" style:font-weight-complex="normal"/>
    </style:style>
    <style:style style:name="T13" style:family="text">
      <style:text-properties officeooo:rsid="0040e32d"/>
    </style:style>
    <style:style style:name="T14" style:family="text">
      <style:text-properties officeooo:rsid="004cefd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28297893588871897" text:style-name="L1">
        <text:list-item>
          <text:p text:style-name="P1">Af því að <text:span text:style-name="T1">það ætti bara að vera til eitt ID, og forritið þarf bara að leita að einum hlut.</text:span></text:p>
        </text:list-item>
        <text:list-item>
          <text:p text:style-name="P2">Finnur <text:span text:style-name="T3">og velur</text:span> öll <text:span text:style-name="T2">eins CSS element. </text:span><text:span text:style-name="T8">Sjá "daemi2.html" </text:span><text:span text:style-name="T9">á GitHub</text:span></text:p>
        </text:list-item>
        <text:list-item>
          <text:p text:style-name="P3"><text:span text:style-name="T6">Sjá "daemi3.js"</text:span><text:span text:style-name="T8"> </text:span><text:span text:style-name="T9">á GitHub</text:span></text:p>
        </text:list-item>
        <text:list-item>
          <text:p text:style-name="P4">Það finnur <text:span text:style-name="T4">öll element sem eru með eitthvað sérstakt tag. </text:span><text:span text:style-name="T7">Sjá "daemi4.html"</text:span><text:span text:style-name="T8"> </text:span><text:span text:style-name="T9">á GitHub</text:span></text:p>
        </text:list-item>
        <text:list-item>
          <text:p text:style-name="P5">Whitespace Nodes <text:span text:style-name="T13">eru hnútar sem flestir browserar bæta við þegar þeir sjá bil eða eitthvað þannig og besta leiðin til að komast hjá þessu er að nota jQuery, sem lagar svona vandamál.</text:span></text:p>
        </text:list-item>
        <text:list-item>
          <text:p text:style-name="P6"><text:span text:style-name="T10">Sjá "daemi6.html" á GitHub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20:27.963000000</meta:creation-date>
    <dc:date>2017-09-28T12:09:37.505000000</dc:date>
    <meta:editing-duration>PT2H27M53S</meta:editing-duration>
    <meta:editing-cycles>39</meta:editing-cycles>
    <meta:generator>LibreOffice/5.2.0.4$Windows_x86 LibreOffice_project/066b007f5ebcc236395c7d282ba488bca6720265</meta:generator>
    <meta:document-statistic meta:table-count="0" meta:image-count="0" meta:object-count="0" meta:page-count="1" meta:paragraph-count="6" meta:word-count="91" meta:character-count="482" meta:non-whitespace-character-count="403"/>
  </office:meta>
</office:document-meta>
</file>